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1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"/>
    <style:style style:name="ce5" style:family="table-cell" style:parent-style-name="Default" style:data-style-name="N108"/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Korjattu bugi #7. Tehty oskillaattorien tilan debugprintti.</text:p>
          </table:table-cell>
          <table:table-cell office:value-type="float" office:value="1.5">
            <text:p>1,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Tutkittu, onko suora sinf() nopeampi kuin taulukoitu. (Ei ole)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4-03">
            <text:p>03.04.12</text:p>
          </table:table-cell>
          <table:table-cell office:value-type="string">
            <text:p>Korjattu retriggerin bugi. Nyt ei napsu enää!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4-01">
            <text:p>01.04.12</text:p>
          </table:table-cell>
          <table:table-cell office:value-type="string">
            <text:p>Lisää testausta. Pari bugia korjattu</text:p>
          </table:table-cell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Rätinäbugi löytyi ja korjattiin. Lisää testausta.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Järjestelmätestausta. Optimointia. Rätinäbugin ihmettelyä.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Synthesizerin generateSound. Ääntä JACKiin.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date" office:date-value="2012-03-30">
            <text:p>30.03.12</text:p>
          </table:table-cell>
          <table:table-cell office:value-type="string">
            <text:p>Yksikkötestit kunnossa, bugit korjattu.</text:p>
          </table:table-cell>
          <table:table-cell office:value-type="float" office:value="2.5">
            <text:p>2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Yksikkötestien ruuvausta kuntoon. BUGIEN korjausta.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OscillatorParametres: muutokset kolmeen luokkaan. Testit.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28">
            <text:p>28.03.12</text:p>
          </table:table-cell>
          <table:table-cell office:value-type="string">
            <text:p>Profilointia ja suunnittelu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processParameterChange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checkJackExceptions, SynthGui.endExecution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25">
            <text:p>25.03.12</text:p>
          </table:table-cell>
          <table:table-cell office:value-type="string">
            <text:p>ValueSet ja KeyValueSet + testi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90">
            <text:p>49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23">
            <text:p>23.03.12</text:p>
          </table:table-cell>
          <table:table-cell office:value-type="string">
            <text:p>Synthesizer-luokan alku, JACK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2">
            <text:p>22.03.12</text:p>
          </table:table-cell>
          <table:table-cell office:value-type="string">
            <text:p>Verhokäyrä ja sen perustesti</text:p>
          </table:table-cell>
          <table:table-cell office:value-type="float" office:value="1.5">
            <text:p>1,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formula="of:=SUM([.C7:.C30])" office:value-type="float" office:value="55.5">
            <text:p>55,5</text:p>
          </table:table-cell>
          <table:table-cell table:formula="of:=SUM([.D7:.D30])" office:value-type="float" office:value="2791">
            <text:p>2791</text:p>
          </table:table-cell>
          <table:table-cell table:formula="of:=SUM([.E7:.E30])" office:value-type="float" office:value="26">
            <text:p>26</text:p>
          </table:table-cell>
          <table:table-cell table:formula="of:=SUM([.F7:.F30])" office:value-type="float" office:value="20">
            <text:p>20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>
            <text:p>Keskimääräinen <text:span text:style-name="T1">rivejä per tunti</text:span></text:p>
          </table:table-cell>
          <table:table-cell table:style-name="ce4" table:formula="of:=[.D31]/[.C31]" office:value-type="float" office:value="50.2882882882883">
            <text:p>50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Tuntia/bugi</text:p>
          </table:table-cell>
          <table:table-cell table:style-name="ce5" table:formula="of:=[.C31]/[.E31]" office:value-type="float" office:value="2.13461538461538">
            <text:p>2,1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Riviä/bugi</text:p>
          </table:table-cell>
          <table:table-cell table:style-name="ce4" table:formula="of:=[.D31]/[.E31]" office:value-type="float" office:value="107.346153846154">
            <text:p>107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Miten bugit syntyvät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1. Yrittää ahnehtia liian suurta muutosta kerralla. Kun on monta asiaa muutettavana, niin unohtaa tehdä olennaiset muutokset kaikkiin paikkoihin, ja sitten ei toimi.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2. Tekee jonkin asian liian vaikeasti / ajattelee väsyneenä taulukkoindeksit väärin.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.04.2012</text:date>, <text:time>13:59:1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4-04T13:59:16</dc:date>
    <dc:creator>AT </dc:creator>
    <meta:editing-duration>PT05H31M53S</meta:editing-duration>
    <meta:editing-cycles>48</meta:editing-cycles>
    <meta:generator>OpenOffice.org/3.2$Linux OpenOffice.org_project/320m12$Build-9483</meta:generator>
    <meta:document-statistic meta:table-count="3" meta:cell-count="187" meta:object-count="0"/>
  </office:meta>
</office:document-meta>
</file>